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666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svg:stroke-color="#000000" draw:fill-color="#ff950e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4" style:family="graphic" style:parent-style-name="standard">
      <style:graphic-properties draw:stroke="none" draw:fill-color="#ff950e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color="#000000" fo:font-weight="normal" style:font-weight-asian="normal" style:font-weight-complex="normal"/>
    </style:style>
    <style:style style:name="P3" style:family="paragraph">
      <style:text-properties fo:color="#000000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433cm" svg:height="1.365cm" svg:x="8.057cm" svg:y="10.81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19" draw:id="id19" draw:layer="layout" svg:width="0.99cm" svg:height="0.962cm" svg:x="8.308cm" svg:y="9.958cm">
          <draw:text-box>
            <text:p><text:span text:style-name="T2">3</text:span></text:p>
          </draw:text-box>
        </draw:frame>
        <draw:custom-shape draw:style-name="gr3" draw:text-style-name="P1" xml:id="id4" draw:id="id4" draw:layer="layout" svg:width="1.433cm" svg:height="1.365cm" svg:x="5.257cm" svg:y="14.2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2" draw:id="id2" draw:layer="layout" svg:width="0.99cm" svg:height="0.962cm" svg:x="5.508cm" svg:y="13.359cm">
          <draw:text-box>
            <text:p><text:span text:style-name="T3">1</text:span></text:p>
          </draw:text-box>
        </draw:frame>
        <draw:custom-shape draw:style-name="gr4" draw:text-style-name="P1" xml:id="id7" draw:id="id7" draw:layer="layout" svg:width="1.433cm" svg:height="1.365cm" svg:x="10.857cm" svg:y="14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3" draw:id="id3" draw:layer="layout" svg:width="0.99cm" svg:height="0.962cm" svg:x="11.108cm" svg:y="13.36cm">
          <draw:text-box>
            <text:p><text:span text:style-name="T3">5</text:span></text:p>
          </draw:text-box>
        </draw:frame>
        <draw:custom-shape draw:style-name="gr4" draw:text-style-name="P1" draw:layer="layout" svg:width="1.433cm" svg:height="1.365cm" svg:x="3.557cm" svg:y="17.7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5" draw:id="id5" draw:layer="layout" svg:width="0.99cm" svg:height="0.962cm" svg:x="3.808cm" svg:y="16.86cm">
          <draw:text-box>
            <text:p><text:span text:style-name="T3">0</text:span></text:p>
          </draw:text-box>
        </draw:frame>
        <draw:custom-shape draw:style-name="gr3" draw:text-style-name="P1" draw:layer="layout" svg:width="1.433cm" svg:height="1.365cm" svg:x="6.9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6" draw:id="id6" draw:layer="layout" svg:width="0.99cm" svg:height="0.962cm" svg:x="7.208cm" svg:y="16.861cm">
          <draw:text-box>
            <text:p><text:span text:style-name="T3">2</text:span></text:p>
          </draw:text-box>
        </draw:frame>
        <draw:custom-shape draw:style-name="gr4" draw:text-style-name="P1" draw:layer="layout" svg:width="1.433cm" svg:height="1.365cm" svg:x="9.1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8" draw:id="id8" draw:layer="layout" svg:width="0.99cm" svg:height="0.962cm" svg:x="9.408cm" svg:y="16.861cm">
          <draw:text-box>
            <text:p><text:span text:style-name="T3">4</text:span></text:p>
          </draw:text-box>
        </draw:frame>
        <draw:custom-shape draw:style-name="gr4" draw:text-style-name="P1" draw:layer="layout" svg:width="1.433cm" svg:height="1.365cm" svg:x="12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9" draw:id="id9" draw:layer="layout" svg:width="0.99cm" svg:height="0.962cm" svg:x="12.808cm" svg:y="16.862cm">
          <draw:text-box>
            <text:p><text:span text:style-name="T3">6</text:span></text:p>
          </draw:text-box>
        </draw:frame>
        <draw:connector draw:style-name="gr5" draw:text-style-name="P1" draw:layer="layout" draw:type="line" svg:x1="8.266cm" svg:y1="11.983cm" svg:x2="6.003cm" svg:y2="13.359cm" draw:start-shape="id1" draw:start-glue-point="7" draw:end-shape="id2" draw:end-glue-point="0" svg:d="M8266 11983l-2263 1376" svg:viewBox="0 0 2264 1377">
          <text:p/>
        </draw:connector>
        <draw:connector draw:style-name="gr5" draw:text-style-name="P1" draw:layer="layout" draw:type="line" svg:x1="9.281cm" svg:y1="11.983cm" svg:x2="11.603cm" svg:y2="13.36cm" draw:start-shape="id1" draw:start-glue-point="9" draw:end-shape="id3" draw:end-glue-point="0" svg:d="M9281 11983l2322 1377" svg:viewBox="0 0 2323 1378">
          <text:p/>
        </draw:connector>
        <draw:connector draw:style-name="gr5" draw:text-style-name="P1" draw:layer="layout" draw:type="line" svg:x1="5.466cm" svg:y1="15.384cm" svg:x2="4.303cm" svg:y2="16.86cm" draw:start-shape="id4" draw:start-glue-point="7" draw:end-shape="id5" draw:end-glue-point="0" svg:d="M5466 15384l-1163 1476" svg:viewBox="0 0 1164 1477">
          <text:p/>
        </draw:connector>
        <draw:connector draw:style-name="gr5" draw:text-style-name="P1" draw:layer="layout" draw:type="line" svg:x1="6.481cm" svg:y1="15.384cm" svg:x2="7.703cm" svg:y2="16.861cm" draw:start-shape="id4" draw:start-glue-point="9" draw:end-shape="id6" draw:end-glue-point="0" svg:d="M6481 15384l1222 1477" svg:viewBox="0 0 1223 1478">
          <text:p/>
        </draw:connector>
        <draw:connector draw:style-name="gr5" draw:text-style-name="P1" draw:layer="layout" draw:type="line" svg:x1="11.066cm" svg:y1="15.385cm" svg:x2="9.903cm" svg:y2="16.861cm" draw:start-shape="id7" draw:start-glue-point="7" draw:end-shape="id8" draw:end-glue-point="0" svg:d="M11066 15385l-1163 1476" svg:viewBox="0 0 1164 1477">
          <text:p/>
        </draw:connector>
        <draw:connector draw:style-name="gr5" draw:text-style-name="P1" draw:layer="layout" draw:type="line" svg:x1="12.081cm" svg:y1="15.385cm" svg:x2="13.303cm" svg:y2="16.862cm" draw:start-shape="id7" draw:start-glue-point="9" draw:end-shape="id9" draw:end-glue-point="0" svg:d="M12081 15385l1222 1477" svg:viewBox="0 0 1223 1478">
          <text:p/>
        </draw:connector>
        <draw:custom-shape draw:style-name="gr1" draw:text-style-name="P1" xml:id="id20" draw:id="id20" draw:layer="layout" svg:width="1.433cm" svg:height="1.365cm" svg:x="13.757cm" svg:y="7.4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9cm" svg:height="0.962cm" svg:x="14.008cm" svg:y="6.559cm">
          <draw:text-box>
            <text:p><text:span text:style-name="T2">7</text:span></text:p>
          </draw:text-box>
        </draw:frame>
        <draw:custom-shape draw:style-name="gr1" draw:text-style-name="P1" xml:id="id10" draw:id="id10" draw:layer="layout" svg:width="1.433cm" svg:height="1.365cm" svg:x="19.457cm" svg:y="10.8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1" draw:id="id21" draw:layer="layout" svg:width="1.401cm" svg:height="0.962cm" svg:x="19.557cm" svg:y="9.959cm">
          <draw:text-box>
            <text:p><text:span text:style-name="T2">11</text:span></text:p>
          </draw:text-box>
        </draw:frame>
        <draw:custom-shape draw:style-name="gr3" draw:text-style-name="P1" xml:id="id13" draw:id="id13" draw:layer="layout" svg:width="1.433cm" svg:height="1.365cm" svg:x="16.657cm" svg:y="14.2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0.99cm" svg:height="0.962cm" svg:x="16.908cm" svg:y="13.36cm">
          <draw:text-box>
            <text:p><text:span text:style-name="T3">9</text:span></text:p>
          </draw:text-box>
        </draw:frame>
        <draw:custom-shape draw:style-name="gr4" draw:text-style-name="P1" xml:id="id16" draw:id="id16" draw:layer="layout" svg:width="1.433cm" svg:height="1.365cm" svg:x="22.257cm" svg:y="14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2" draw:id="id12" draw:layer="layout" svg:width="1.228cm" svg:height="0.962cm" svg:x="22.37cm" svg:y="13.361cm">
          <draw:text-box>
            <text:p><text:span text:style-name="T3">13</text:span></text:p>
          </draw:text-box>
        </draw:frame>
        <draw:custom-shape draw:style-name="gr3" draw:text-style-name="P1" draw:layer="layout" svg:width="1.433cm" svg:height="1.365cm" svg:x="14.957cm" svg:y="17.72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4" draw:id="id14" draw:layer="layout" svg:width="0.99cm" svg:height="0.962cm" svg:x="15.208cm" svg:y="16.861cm">
          <draw:text-box>
            <text:p><text:span text:style-name="T3">8</text:span></text:p>
          </draw:text-box>
        </draw:frame>
        <draw:custom-shape draw:style-name="gr4" draw:text-style-name="P1" draw:layer="layout" svg:width="1.433cm" svg:height="1.365cm" svg:x="18.3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5" draw:id="id15" draw:layer="layout" svg:width="1.247cm" svg:height="0.962cm" svg:x="18.508cm" svg:y="16.862cm">
          <draw:text-box>
            <text:p><text:span text:style-name="T3">10</text:span></text:p>
          </draw:text-box>
        </draw:frame>
        <draw:custom-shape draw:style-name="gr4" draw:text-style-name="P1" draw:layer="layout" svg:width="1.433cm" svg:height="1.365cm" svg:x="20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7" draw:id="id17" draw:layer="layout" svg:width="1.292cm" svg:height="0.962cm" svg:x="20.7cm" svg:y="16.862cm">
          <draw:text-box>
            <text:p><text:span text:style-name="T3">12</text:span></text:p>
          </draw:text-box>
        </draw:frame>
        <draw:custom-shape draw:style-name="gr4" draw:text-style-name="P1" draw:layer="layout" svg:width="1.433cm" svg:height="1.365cm" svg:x="23.957cm" svg:y="17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8" draw:id="id18" draw:layer="layout" svg:width="1.228cm" svg:height="0.962cm" svg:x="24.102cm" svg:y="16.863cm">
          <draw:text-box>
            <text:p><text:span text:style-name="T3">14</text:span></text:p>
          </draw:text-box>
        </draw:frame>
        <draw:connector draw:style-name="gr5" draw:text-style-name="P1" draw:layer="layout" draw:type="line" svg:x1="19.666cm" svg:y1="11.984cm" svg:x2="17.403cm" svg:y2="13.36cm" draw:start-shape="id10" draw:start-glue-point="7" draw:end-shape="id11" draw:end-glue-point="0" svg:d="M19666 11984l-2263 1376" svg:viewBox="0 0 2264 1377">
          <text:p/>
        </draw:connector>
        <draw:connector draw:style-name="gr5" draw:text-style-name="P1" draw:layer="layout" draw:type="line" svg:x1="20.681cm" svg:y1="11.984cm" svg:x2="22.984cm" svg:y2="13.361cm" draw:start-shape="id10" draw:start-glue-point="9" draw:end-shape="id12" draw:end-glue-point="0" svg:d="M20681 11984l2303 1377" svg:viewBox="0 0 2304 1378">
          <text:p/>
        </draw:connector>
        <draw:connector draw:style-name="gr5" draw:text-style-name="P1" draw:layer="layout" draw:type="line" svg:x1="16.866cm" svg:y1="15.385cm" svg:x2="15.703cm" svg:y2="16.861cm" draw:start-shape="id13" draw:start-glue-point="7" draw:end-shape="id14" draw:end-glue-point="0" svg:d="M16866 15385l-1163 1476" svg:viewBox="0 0 1164 1477">
          <text:p/>
        </draw:connector>
        <draw:connector draw:style-name="gr5" draw:text-style-name="P1" draw:layer="layout" draw:type="line" svg:x1="17.881cm" svg:y1="15.385cm" svg:x2="19.131cm" svg:y2="16.862cm" draw:start-shape="id13" draw:start-glue-point="9" draw:end-shape="id15" draw:end-glue-point="0" svg:d="M17881 15385l1250 1477" svg:viewBox="0 0 1251 1478">
          <text:p/>
        </draw:connector>
        <draw:connector draw:style-name="gr5" draw:text-style-name="P1" draw:layer="layout" draw:type="line" svg:x1="22.466cm" svg:y1="15.386cm" svg:x2="21.346cm" svg:y2="16.862cm" draw:start-shape="id16" draw:start-glue-point="7" draw:end-shape="id17" draw:end-glue-point="0" svg:d="M22466 15386l-1120 1476" svg:viewBox="0 0 1121 1477">
          <text:p/>
        </draw:connector>
        <draw:connector draw:style-name="gr5" draw:text-style-name="P1" draw:layer="layout" draw:type="line" svg:x1="23.481cm" svg:y1="15.386cm" svg:x2="24.716cm" svg:y2="16.863cm" draw:start-shape="id16" draw:start-glue-point="9" draw:end-shape="id18" draw:end-glue-point="0" svg:d="M23481 15386l1235 1477" svg:viewBox="0 0 1236 1478">
          <text:p/>
        </draw:connector>
        <draw:connector draw:style-name="gr6" draw:text-style-name="P1" draw:layer="layout" draw:type="line" svg:x1="8.803cm" svg:y1="9.958cm" svg:x2="13.966cm" svg:y2="8.584cm" draw:start-shape="id19" draw:start-glue-point="0" draw:end-shape="id20" draw:end-glue-point="7" svg:d="M8803 9958l5163-1374" svg:viewBox="0 0 5164 1375">
          <text:p/>
        </draw:connector>
        <draw:connector draw:style-name="gr6" draw:text-style-name="P1" draw:layer="layout" draw:type="line" svg:x1="14.981cm" svg:y1="8.584cm" svg:x2="20.257cm" svg:y2="9.959cm" draw:start-shape="id20" draw:start-glue-point="9" draw:end-shape="id21" draw:end-glue-point="0" svg:d="M14981 8584l5276 1375" svg:viewBox="0 0 5277 1376">
          <text:p/>
        </draw:connector>
        <draw:custom-shape draw:style-name="gr7" draw:text-style-name="P4" draw:layer="layout" svg:width="1.614cm" svg:height="1.19cm" svg:x="6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7.964cm" svg:y="2.2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9.564cm" svg:y="2.29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11.164cm" svg:y="2.2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14cm" svg:height="1.19cm" svg:x="12.764cm" svg:y="2.29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14cm" svg:height="1.19cm" svg:x="14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14cm" svg:height="1.19cm" svg:x="15.964cm" svg:y="2.2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11" draw:layer="layout" svg:width="0.853cm" svg:height="1.23cm" svg:x="6.783cm" svg:y="1.414cm">
          <draw:text-box>
            <text:p>0</text:p>
          </draw:text-box>
        </draw:frame>
        <draw:frame draw:style-name="gr11" draw:layer="layout" svg:width="0.853cm" svg:height="1.23cm" svg:x="8.384cm" svg:y="1.414cm">
          <draw:text-box>
            <text:p>1</text:p>
          </draw:text-box>
        </draw:frame>
        <draw:frame draw:style-name="gr11" draw:layer="layout" svg:width="0.853cm" svg:height="1.23cm" svg:x="9.984cm" svg:y="1.414cm">
          <draw:text-box>
            <text:p>2</text:p>
          </draw:text-box>
        </draw:frame>
        <draw:frame draw:style-name="gr11" draw:layer="layout" svg:width="0.853cm" svg:height="1.23cm" svg:x="11.584cm" svg:y="1.414cm">
          <draw:text-box>
            <text:p>3</text:p>
          </draw:text-box>
        </draw:frame>
        <draw:frame draw:style-name="gr11" draw:layer="layout" svg:width="0.853cm" svg:height="1.23cm" svg:x="13.184cm" svg:y="1.414cm">
          <draw:text-box>
            <text:p>4</text:p>
          </draw:text-box>
        </draw:frame>
        <draw:frame draw:style-name="gr11" draw:layer="layout" svg:width="0.853cm" svg:height="1.23cm" svg:x="14.784cm" svg:y="1.414cm">
          <draw:text-box>
            <text:p>5</text:p>
          </draw:text-box>
        </draw:frame>
        <draw:frame draw:style-name="gr11" draw:layer="layout" svg:width="0.853cm" svg:height="1.23cm" svg:x="16.384cm" svg:y="1.414cm">
          <draw:text-box>
            <text:p>6</text:p>
          </draw:text-box>
        </draw:frame>
        <draw:custom-shape draw:style-name="gr10" draw:text-style-name="P4" draw:layer="layout" svg:width="1.614cm" svg:height="1.19cm" svg:x="17.564cm" svg:y="2.29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14cm" svg:height="1.19cm" svg:x="19.164cm" svg:y="2.29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14cm" svg:height="1.19cm" svg:x="20.764cm" svg:y="2.29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11" draw:layer="layout" svg:width="0.853cm" svg:height="1.23cm" svg:x="17.983cm" svg:y="1.415cm">
          <draw:text-box>
            <text:p>7</text:p>
          </draw:text-box>
        </draw:frame>
        <draw:frame draw:style-name="gr11" draw:layer="layout" svg:width="0.853cm" svg:height="1.23cm" svg:x="19.584cm" svg:y="1.415cm">
          <draw:text-box>
            <text:p>8</text:p>
          </draw:text-box>
        </draw:frame>
        <draw:frame draw:style-name="gr11" draw:layer="layout" svg:width="0.853cm" svg:height="1.23cm" svg:x="21.184cm" svg:y="1.415cm">
          <draw:text-box>
            <text:p>9</text:p>
          </draw:text-box>
        </draw:frame>
        <draw:frame draw:style-name="gr12" draw:text-style-name="P5" draw:layer="layout" svg:width="2.483cm" svg:height="1.204cm" svg:x="4.345cm" svg:y="4.187cm">
          <draw:text-box>
            <text:p><text:span text:style-name="T1">(5, 2)</text:span></text:p>
          </draw:text-box>
        </draw:frame>
        <draw:frame draw:style-name="gr12" draw:text-style-name="P5" draw:layer="layout" svg:width="2.483cm" svg:height="1.204cm" svg:x="6.622cm" svg:y="4.187cm">
          <draw:text-box>
            <text:p><text:span text:style-name="T1">(6, 6)</text:span></text:p>
          </draw:text-box>
        </draw:frame>
        <draw:frame draw:style-name="gr12" draw:text-style-name="P5" draw:layer="layout" svg:width="2.483cm" svg:height="1.204cm" svg:x="8.9cm" svg:y="4.187cm">
          <draw:text-box>
            <text:p><text:span text:style-name="T1">(7, 3)</text:span></text:p>
          </draw:text-box>
        </draw:frame>
        <draw:frame draw:style-name="gr12" draw:text-style-name="P5" draw:layer="layout" svg:width="2.483cm" svg:height="1.204cm" svg:x="11.178cm" svg:y="4.187cm">
          <draw:text-box>
            <text:p><text:span text:style-name="T1">(8, 1)</text:span></text:p>
          </draw:text-box>
        </draw:frame>
        <draw:frame draw:style-name="gr12" draw:text-style-name="P5" draw:layer="layout" svg:width="2.483cm" svg:height="1.204cm" svg:x="13.455cm" svg:y="4.187cm">
          <draw:text-box>
            <text:p><text:span text:style-name="T1">(9, 9)</text:span></text:p>
          </draw:text-box>
        </draw:frame>
        <draw:frame draw:style-name="gr12" draw:text-style-name="P5" draw:layer="layout" svg:width="2.953cm" svg:height="1.204cm" svg:x="15.733cm" svg:y="4.187cm">
          <draw:text-box>
            <text:p><text:span text:style-name="T1">(10, 5)</text:span></text:p>
          </draw:text-box>
        </draw:frame>
        <draw:frame draw:style-name="gr12" draw:text-style-name="P5" draw:layer="layout" svg:width="2.953cm" svg:height="1.204cm" svg:x="18.481cm" svg:y="4.187cm">
          <draw:text-box>
            <text:p><text:span text:style-name="T1">(10, 0)</text:span></text:p>
          </draw:text-box>
        </draw:frame>
        <draw:frame draw:style-name="gr12" draw:text-style-name="P5" draw:layer="layout" svg:width="2.953cm" svg:height="1.204cm" svg:x="21.228cm" svg:y="4.187cm">
          <draw:text-box>
            <text:p><text:span text:style-name="T1">(11, 7)</text:span></text:p>
          </draw:text-box>
        </draw:frame>
        <draw:frame draw:style-name="gr12" draw:text-style-name="P5" draw:layer="layout" svg:width="2.953cm" svg:height="1.204cm" svg:x="23.976cm" svg:y="4.187cm">
          <draw:text-box>
            <text:p><text:span text:style-name="T1">(12, 4)</text:span></text:p>
          </draw:text-box>
        </draw:frame>
        <draw:frame draw:style-name="gr12" draw:text-style-name="P6" draw:layer="layout" svg:width="5.607cm" svg:height="1.28cm" svg:x="1.919cm" svg:y="7.829cm">
          <draw:text-box>
            <text:p><text:span text:style-name="T4">query:</text:span><text:span text:style-name="T5"> [0..1]</text:span></text:p>
          </draw:text-box>
        </draw:frame>
        <draw:frame draw:style-name="gr13" draw:text-style-name="P6" draw:layer="layout" svg:width="1.79cm" svg:height="1.28cm" svg:x="3.92cm" svg:y="9.229cm">
          <draw:text-box>
            <text:p><text:span text:style-name="T5">0</text:span></text:p>
          </draw:text-box>
        </draw:frame>
        <draw:custom-shape draw:style-name="gr14" draw:text-style-name="P1" draw:layer="layout" svg:width="2.337cm" svg:height="1.266cm" svg:x="4.445cm" svg:y="4.227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483cm" svg:height="1.204cm" svg:x="2.068cm" svg:y="4.187cm">
          <draw:text-box>
            <text:p><text:span text:style-name="T1">(3, 8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23:15:30.103728858</dc:date>
    <dc:creator>elucterio </dc:creator>
    <meta:editing-duration>P1DT2H56M30S</meta:editing-duration>
    <meta:editing-cycles>63</meta:editing-cycles>
    <meta:generator>LibreOffice/4.2.8.2$Linux_X86_64 LibreOffice_project/420m0$Build-2</meta:generator>
    <meta:document-statistic meta:object-count="77"/>
  </office:meta>
</office:document-meta>
</file>